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6384" officeooo:paragraph-rsid="00116384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16384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15ae7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6384" style:font-style-asian="normal" style:font-name-complex="Arial" style:font-style-complex="normal"/>
    </style:style>
    <style:style style:name="P24" style:family="paragraph" style:parent-style-name="Standard">
      <style:text-properties style:font-name="Arial" fo:font-style="normal" officeooo:rsid="00163b8d" officeooo:paragraph-rsid="00163b8d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asian="Arial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116384" officeooo:paragraph-rsid="00116384" style:font-name-asian="Arial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5ae7" style:font-weight-asian="normal" style:font-name-complex="Arial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15ae7" style:font-size-asian="10pt" style:font-style-asian="normal" style:font-name-complex="Arial" style:font-size-complex="10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33" style:family="paragraph" style:parent-style-name="Heading_20_1">
      <style:text-properties fo:font-size="12pt" style:font-size-asian="12pt"/>
    </style:style>
    <style:style style:name="P34" style:family="paragraph" style:parent-style-name="Heading_20_3">
      <style:text-properties fo:font-style="normal" officeooo:rsid="000c6a27" officeooo:paragraph-rsid="00116384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16384"/>
    </style:style>
    <style:style style:name="T3" style:family="text">
      <style:text-properties officeooo:rsid="00163c75"/>
    </style:style>
    <style:style style:name="T4" style:family="text">
      <style:text-properties officeooo:rsid="0017d6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3" text:outline-level="1">Caso de Uso</text:h>
          </table:table-cell>
          <table:table-cell table:style-name="Tabla1.B1" table:number-columns-spanned="5" office:value-type="string">
            <text:h text:style-name="P34" text:outline-level="3"><text:span text:style-name="T2">Modificar Horario de Consulta</text:span>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0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9"><text:span text:style-name="T3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1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4">La consulta debe estar dada de a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4">t</text:span>condición</text:p>
          </table:table-cell>
          <table:table-cell table:style-name="Tabla1.B6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9"><text:span text:style-name="T2">Jorge Sánchez González</text:span>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2"><text:span text:style-name="T2">Red</text:span>efinir el horario de una consulta que <text:span text:style-name="T2">ya tiene definido un horario.</text:span>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2">
          <table:table-cell table:style-name="Tabla3.A2" office:value-type="string">
            <text:p text:style-name="P23">El administrativo indica que quiere modificar el horario de una consulta; indica el número de consulta y el horario; y el sistema lo registra si todo es correcto. 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5">Administrativo: Solicita <text:span text:style-name="T2">modificar</text:span> el horario de una consulta con un determinado número de consulta</text:p>
          </table:table-cell>
          <table:table-cell table:style-name="Tabla4.C2" office:value-type="string">
            <text:p text:style-name="P7">2</text:p>
          </table:table-cell>
          <table:table-cell table:style-name="Tabla4.D2" office:value-type="string">
            <text:p text:style-name="P29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3"/>
          </table:table-cell>
          <table:table-cell table:style-name="Tabla4.C3" office:value-type="string">
            <text:p text:style-name="P7">3</text:p>
          </table:table-cell>
          <table:table-cell table:style-name="Tabla4.D3" office:value-type="string">
            <text:p text:style-name="P28">Se comprueba la consulta asociada a ese número <text:span text:style-name="T2">tiene algún</text:span> horario definido.</text:p>
          </table:table-cell>
        </table:table-row>
        <table:table-row table:style-name="Tabla4.2">
          <table:table-cell table:style-name="Tabla4.A5" office:value-type="string">
            <text:p text:style-name="P5"/>
          </table:table-cell>
          <table:table-cell table:style-name="Tabla4.B5" office:value-type="string">
            <text:p text:style-name="P14"/>
          </table:table-cell>
          <table:table-cell table:style-name="Tabla4.C5" office:value-type="string">
            <text:p text:style-name="P6">4</text:p>
          </table:table-cell>
          <table:table-cell table:style-name="Tabla4.D5" office:value-type="string">
            <text:p text:style-name="P26">Se solicita el <text:span text:style-name="T2">nuevo </text:span>horario a definir.</text:p>
          </table:table-cell>
        </table:table-row>
        <table:table-row table:style-name="Tabla4.2">
          <table:table-cell table:style-name="Tabla4.A5" office:value-type="string">
            <text:p text:style-name="P9">5</text:p>
          </table:table-cell>
          <table:table-cell table:style-name="Tabla4.B5" office:value-type="string">
            <text:p text:style-name="P16">Administrativo: Introduce el horario de la consulta</text:p>
          </table:table-cell>
          <table:table-cell table:style-name="Tabla4.C5" office:value-type="string">
            <text:p text:style-name="P8">6</text:p>
          </table:table-cell>
          <table:table-cell table:style-name="Tabla4.D5" office:value-type="string">
            <text:p text:style-name="P30">Se registra el horario definido y se termina el proceso.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2a</text:p>
          </table:table-cell>
          <table:table-cell table:style-name="Tabla5.B2" table:number-columns-spanned="4" office:value-type="string">
            <text:p text:style-name="P25"><text:s/><text:span text:style-name="T2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3a</text:p>
          </table:table-cell>
          <table:table-cell table:style-name="Tabla5.B3" table:number-columns-spanned="4" office:value-type="string">
            <text:p text:style-name="P27">Si no se tiene un horario definido para la consulta con el número dado, se indica que se debe definir el horari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31">Varias veces al mes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32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31">Baj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31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32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3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6:41.107594050</dc:date>
    <meta:print-date>2012-03-13T15:37:00</meta:print-date>
    <meta:editing-cycles>23</meta:editing-cycles>
    <meta:editing-duration>PT1H15M50S</meta:editing-duration>
    <meta:generator>LibreOffice/5.1.6.2$Linux_X86_64 LibreOffice_project/10m0$Build-2</meta:generator>
    <meta:document-statistic meta:table-count="5" meta:image-count="0" meta:object-count="0" meta:page-count="1" meta:paragraph-count="53" meta:word-count="215" meta:character-count="1283" meta:non-whitespace-character-count="1117"/>
  </office:meta>
</office:document-meta>
</file>